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b820" officeooo:paragraph-rsid="000cb820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text-properties style:font-name="Calibri Light" officeooo:rsid="000cb820" officeooo:paragraph-rsid="000cb820"/>
    </style:style>
    <style:style style:name="P4" style:family="paragraph" style:parent-style-name="Standard">
      <style:text-properties style:font-name="Calibri Light" fo:font-size="6pt" officeooo:rsid="000cb820" officeooo:paragraph-rsid="000cb820" style:font-size-asian="5.25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weight="bold" officeooo:rsid="000cb820" officeooo:paragraph-rsid="000cb820" style:font-weight-asian="bold" style:font-weight-complex="bold"/>
    </style:style>
    <style:style style:name="P6" style:family="paragraph" style:parent-style-name="Standard" style:list-style-name="L1">
      <style:text-properties style:font-name="Calibri Light" fo:font-size="10.5pt" officeooo:rsid="000cb820" officeooo:paragraph-rsid="000cb820" style:font-size-asian="10.5pt" style:font-size-complex="10.5pt"/>
    </style:style>
    <style:style style:name="P7" style:family="paragraph" style:parent-style-name="Standard" style:list-style-name="L2">
      <style:text-properties style:font-name="Calibri Light" fo:font-size="10.5pt" officeooo:rsid="000cb820" officeooo:paragraph-rsid="000cb820" style:font-size-asian="10.5pt" style:font-size-complex="10.5pt"/>
    </style:style>
    <style:style style:name="P8" style:family="paragraph" style:parent-style-name="Standard">
      <style:text-properties style:font-name="Calibri Light"/>
    </style:style>
    <style:style style:name="P9" style:family="paragraph" style:parent-style-name="Standard">
      <style:text-properties style:font-name="Calibri Light" officeooo:rsid="000e6f39" officeooo:paragraph-rsid="000e6f39"/>
    </style:style>
    <style:style style:name="P10" style:family="paragraph" style:parent-style-name="Standard">
      <style:text-properties style:font-name="Calibri Light" officeooo:rsid="000cb820" officeooo:paragraph-rsid="000cb820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 Light" fo:font-style="italic" fo:font-weight="bold" officeooo:rsid="000e6f39" officeooo:paragraph-rsid="000e6f39" style:font-style-asian="italic" style:font-weight-asian="bold" style:font-style-complex="italic" style:font-weight-complex="bold"/>
    </style:style>
    <style:style style:name="P12" style:family="paragraph" style:parent-style-name="Standard" style:list-style-name="L2">
      <style:text-properties officeooo:rsid="000cb820" officeooo:paragraph-rsid="000cb8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820" style:font-weight-asian="bold" style:font-weight-complex="bold"/>
    </style:style>
    <style:style style:name="T3" style:family="text">
      <style:text-properties fo:font-weight="bold" officeooo:rsid="000e6f39" style:font-weight-asian="bold" style:font-weight-complex="bold"/>
    </style:style>
    <style:style style:name="T4" style:family="text">
      <style:text-properties officeooo:rsid="000d94b6"/>
    </style:style>
    <style:style style:name="T5" style:family="text">
      <style:text-properties officeooo:rsid="000e6f39"/>
    </style:style>
    <style:style style:name="T6" style:family="text">
      <style:text-properties style:text-position="super 58%" officeooo:rsid="000e6f39"/>
    </style:style>
    <style:style style:name="T7" style:family="text">
      <style:text-properties style:text-position="super 58%" fo:font-weight="bold" officeooo:rsid="000e6f39" style:font-weight-asian="bold" style:font-weight-complex="bold"/>
    </style:style>
    <style:style style:name="T8" style:family="text">
      <style:text-properties style:text-position="super 58%" fo:font-style="italic" fo:font-weight="bold" officeooo:rsid="000e6f3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e6f39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DISCO DURO</text:p>
      <text:p text:style-name="P2"/>
      <text:p text:style-name="P2"><text:span text:style-name="T2">Ejercicio </text:span><text:span text:style-name="T1">1.- </text:span>Calcula la capacidad de un disco de 5 platos, 64 cilindros, 128 sectores por pista y sectores de 1024b.</text:p>
      <text:p text:style-name="P2"/>
      <text:p text:style-name="P9"><text:tab/><text:span text:style-name="T9">10MB</text:span></text:p>
      <text:p text:style-name="P2"/>
      <text:p text:style-name="P3"><text:span text:style-name="T1">Ejercicio 2.- </text:span>Calcula la velocidad de transferencia del disco del ejercicio 1 sabiendo que tiene una velocidad de rotación de 3600rph.</text:p>
      <text:p text:style-name="P3"/>
      <text:p text:style-name="P9"><text:tab/><text:span text:style-name="T9">128Kbps</text:span></text:p>
      <text:p text:style-name="P3"/>
      <text:p text:style-name="P3"><text:span text:style-name="T1">Ejercicio 3.-</text:span> Calcula los siguientes datos del disco del ejercicio 1.</text:p>
      <text:p text:style-name="P4"/>
      <text:list text:style-name="L1">
        <text:list-item>
          <text:p text:style-name="P6">Número de pistas por cara <text:span text:style-name="T5">= </text:span><text:span text:style-name="T10">64</text:span></text:p>
        </text:list-item>
        <text:list-item>
          <text:p text:style-name="P6">Número de pistas por plato <text:span text:style-name="T5">= </text:span><text:span text:style-name="T10">128</text:span></text:p>
        </text:list-item>
        <text:list-item>
          <text:p text:style-name="P6">Número clusters (clusters de 20 sectores) <text:span text:style-name="T5">= </text:span><text:span text:style-name="T10">4096</text:span></text:p>
        </text:list-item>
        <text:list-item>
          <text:p text:style-name="P6">Número clusters (tamaño de cluster de 5KB) <text:span text:style-name="T5">= </text:span><text:span text:style-name="T10">2048</text:span></text:p>
          <text:p text:style-name="P6"/>
        </text:list-item>
      </text:list>
      <text:p text:style-name="P3"/>
      <text:p text:style-name="P3"><text:span text:style-name="T1">Ejercicio 4.-</text:span> Calcula el número de sectores pista sabiendo que la capacidad del disco es de 40GB, 16 caras, 64 pistas por cara y tamaño de sector de 2KB.</text:p>
      <text:p text:style-name="P3"/>
      <text:p text:style-name="P11">20480 sectores / pista</text:p>
      <text:p text:style-name="P3"/>
      <text:p text:style-name="P3"><text:span text:style-name="T1">Ejercicio 5.-</text:span> Calcula la velocidad de rotación (rpm) del disco del ejercicio <text:span text:style-name="T4">4</text:span>, sabiendo que la velocidad de transferencia es de 4Mb/s.</text:p>
      <text:p text:style-name="P3"/>
      <text:p text:style-name="P11">0.75rpm</text:p>
      <text:p text:style-name="P3"/>
      <text:p text:style-name="P3"><text:span text:style-name="T1">Ejercicio 6.-</text:span> Calcula los siguientes datos del disco del ejercicio 4.</text:p>
      <text:p text:style-name="P4"/>
      <text:list text:style-name="L2">
        <text:list-item>
          <text:p text:style-name="P7">Número de pistas por cara <text:span text:style-name="T5">= </text:span><text:span text:style-name="T10">64</text:span></text:p>
        </text:list-item>
        <text:list-item>
          <text:p text:style-name="P7">Número de pistas por plato <text:span text:style-name="T5">= </text:span><text:span text:style-name="T10">128</text:span></text:p>
        </text:list-item>
        <text:list-item>
          <text:p text:style-name="P7">Número clusters (clusters de 15 sectores) <text:span text:style-name="T5">= </text:span><text:span text:style-name="T10">1.33 * 2</text:span><text:span text:style-name="T8">20</text:span></text:p>
        </text:list-item>
        <text:list-item>
          <text:p text:style-name="P7">Número clusters (tamaño de cluster de 120B) <text:span text:style-name="T5">= </text:span><text:span text:style-name="T10">0.33 * 2</text:span><text:span text:style-name="T8">30</text:span></text:p>
          <text:p text:style-name="P12"/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1:38:19.596000000</meta:creation-date>
    <dc:date>2024-11-05T10:13:54.174000000</dc:date>
    <meta:editing-duration>PT27M46S</meta:editing-duration>
    <meta:editing-cycles>3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1" meta:word-count="201" meta:character-count="1081" meta:non-whitespace-character-count="907"/>
  </office:meta>
</office:document-meta>
</file>